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9f7d" officeooo:paragraph-rsid="001e9f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_Circuit(<text:span text:style-name="T1">nuCi</text:span><text:span text:style-name="T2">, nomCi, nbTours, longueurCi)</text:span></text:p>
      <text:p text:style-name="P1"><text:span text:style-name="T2">TP2_Course(</text:span><text:span text:style-name="T1">nuCo</text:span><text:span text:style-name="T2">, anneeCo, meteo, #nuCi)</text:span></text:p>
      <text:p text:style-name="P1"><text:span text:style-name="T2">TP2_Pilote(</text:span><text:span text:style-name="T1">nuPilote</text:span><text:span text:style-name="T2">, nomPilote, prenomPilote, nationalite)</text:span></text:p>
      <text:p text:style-name="P1"><text:span text:style-name="T2">TP2_Ecurie(</text:span><text:span text:style-name="T1">nuEcurie</text:span><text:span text:style-name="T2">, nomEcurie)</text:span></text:p>
      <text:p text:style-name="P1"><text:span text:style-name="T2">TP2_Appartenir(</text:span><text:span text:style-name="T1">#nuPilote, #nuEcurie</text:span><text:span text:style-name="T2">, annee)</text:span></text:p>
      <text:p text:style-name="P1"><text:span text:style-name="T2">TP2_Effectuer(</text:span><text:span text:style-name="T1">#nuPilote, #nuCo</text:span><text:span text:style-name="T2">, temps, classement, tempsTour)</text:span></text:p>
      <text:p text:style-name="P1"><text:span text:style-name="T2">TP2_Effectuer(</text:span><text:span text:style-name="T1">#nuPilote, #nuCo</text:span><text:span text:style-name="T2">, classement, tempsTou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1:43:51.608000000</meta:creation-date>
    <meta:generator>LibreOffice/6.2.4.2$Windows_X86_64 LibreOffice_project/2412653d852ce75f65fbfa83fb7e7b669a126d64</meta:generator>
    <dc:date>2021-03-15T11:51:46.880000000</dc:date>
    <meta:editing-duration>PT34S</meta:editing-duration>
    <meta:editing-cycles>1</meta:editing-cycles>
    <meta:document-statistic meta:table-count="0" meta:image-count="0" meta:object-count="0" meta:page-count="1" meta:paragraph-count="7" meta:word-count="26" meta:character-count="331" meta:non-whitespace-character-count="312"/>
  </office:meta>
</office:document-meta>
</file>